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26pt" fo:language="en" fo:country="US" officeooo:rsid="0001d682" officeooo:paragraph-rsid="0001d682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color="#ff0000" loext:opacity="100%" fo:font-size="20pt" fo:language="en" fo:country="US" officeooo:rsid="0001d682" officeooo:paragraph-rsid="0001d682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color="#ff0000" loext:opacity="100%" fo:font-size="16pt" fo:language="en" fo:country="US" officeooo:rsid="0001d682" officeooo:paragraph-rsid="0001d682" style:font-size-asian="14pt" style:font-size-complex="16pt"/>
    </style:style>
    <style:style style:name="P4" style:family="paragraph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65737e" loext:opacity="100%" style:font-name="Consolas" fo:font-size="10.5pt" fo:language="ru" fo:country="RU" fo:font-weight="normal"/>
    </style:style>
    <style:style style:name="T4" style:family="text">
      <style:text-properties fo:color="#65737e" loext:opacity="100%" style:font-name="Consolas" fo:font-size="10.5pt" fo:font-weight="normal"/>
    </style:style>
    <style:style style:name="T5" style:family="text">
      <style:text-properties fo:color="#5fb3b3" loext:opacity="100%"/>
    </style:style>
    <style:style style:name="T6" style:family="text">
      <style:text-properties fo:color="#5fb3b3" loext:opacity="100%" style:font-name="Consolas" fo:font-size="10.5pt" fo:font-weight="normal"/>
    </style:style>
    <style:style style:name="T7" style:family="text">
      <style:text-properties fo:color="#eb606b" loext:opacity="100%"/>
    </style:style>
    <style:style style:name="T8" style:family="text">
      <style:text-properties fo:color="#eb606b" loext:opacity="100%" style:font-name="Consolas" fo:font-size="10.5pt" fo:font-weight="normal"/>
    </style:style>
    <style:style style:name="T9" style:family="text">
      <style:text-properties fo:color="#bb80b3" loext:opacity="100%"/>
    </style:style>
    <style:style style:name="T10" style:family="text">
      <style:text-properties fo:color="#bb80b3" loext:opacity="100%" style:font-name="Consolas" fo:font-size="10.5pt" fo:font-weight="normal"/>
    </style:style>
    <style:style style:name="T11" style:family="text">
      <style:text-properties fo:color="#99c794" loext:opacity="100%"/>
    </style:style>
    <style:style style:name="T12" style:family="text">
      <style:text-properties fo:color="#99c794" loext:opacity="100%" style:font-name="Consolas" fo:font-size="10.5pt" fo:font-weight="normal"/>
    </style:style>
    <style:style style:name="T13" style:family="text">
      <style:text-properties fo:color="#fac863" loext:opacity="100%" style:font-name="Consolas" fo:font-size="10.5pt" fo:font-weight="normal"/>
    </style:style>
    <style:style style:name="T14" style:family="text">
      <style:text-properties fo:color="#6699cc" loext:opacity="100%"/>
    </style:style>
    <style:style style:name="T15" style:family="text">
      <style:text-properties fo:color="#6699cc" loext:opacity="100%" style:font-name="Consolas" fo:font-size="10.5pt" fo:font-weight="normal"/>
    </style:style>
    <style:style style:name="T16" style:family="text">
      <style:text-properties fo:color="#f99157" loext:opacity="100%"/>
    </style:style>
    <style:style style:name="T17" style:family="text">
      <style:text-properties fo:color="#f99157" loext:opacity="100%" style:font-name="Consolas" fo:font-size="10.5pt" fo:font-weight="normal"/>
    </style:style>
    <style:style style:name="T18" style:family="text">
      <style:text-properties fo:color="#c594c5" loext:opacity="100%"/>
    </style:style>
    <style:style style:name="T19" style:family="text">
      <style:text-properties fo:color="#c594c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<text:s/>4 </text:p>
      <text:p text:style-name="P1">JS <text:span text:style-name="T1">в работе</text:span></text:p>
      <text:p text:style-name="P1"><text:span text:style-name="T1"/></text:p>
      <text:p text:style-name="Standard"><text:span text:style-name="T1">   &lt;!-- Lesson 63. ClassList и делегирование событий --&gt;</text:span></text:p>
      <text:p text:style-name="Standard">   </text:p>
      <text:p text:style-name="Standard">    &lt;div id="first" class="btn-block"&gt;</text:p>
      <text:p text:style-name="Standard">        &lt;button class="blue some"&gt;1&lt;/button&gt;</text:p>
      <text:p text:style-name="Standard">        &lt;button&gt;2&lt;/button&gt;</text:p>
      <text:p text:style-name="Standard">        &lt;button&gt;3&lt;/button&gt;</text:p>
      <text:p text:style-name="Standard">        &lt;button&gt;4&lt;/button&gt;</text:p>
      <text:p text:style-name="Standard">        &lt;button&gt;5&lt;/button&gt;</text:p>
      <text:p text:style-name="Standard">        &lt;button&gt;6&lt;/button&gt;</text:p>
      <text:p text:style-name="Standard">        &lt;button&gt;7&lt;/button&gt;</text:p>
      <text:p text:style-name="Standard">        &lt;button class="blue"&gt;8&lt;/button&gt;</text:p>
      <text:p text:style-name="Standard">    &lt;/div&gt;</text:p>
      <text:p text:style-name="Standard"/>
      <text:p text:style-name="Standard">.btn-block {</text:p>
      <text:p text:style-name="Standard">    background-color:rgb(236, 197, 104);</text:p>
      <text:p text:style-name="Standard">    padding: 30px;</text:p>
      <text:p text:style-name="Standard">}</text:p>
      <text:p text:style-name="Standard">.blue {</text:p>
      <text:p text:style-name="Standard">    background-color: blue;</text:p>
      <text:p text:style-name="Standard">}</text:p>
      <text:p text:style-name="Standard">.some {</text:p>
      <text:p text:style-name="Standard">}</text:p>
      <text:p text:style-name="Standard">.red{</text:p>
      <text:p text:style-name="Standard">    background-color:red;</text:p>
      <text:p text:style-name="Standard">}</text:p>
      <text:p text:style-name="Standard">button{</text:p>
      <text:p text:style-name="Standard">    width: 100px;</text:p>
      <text:p text:style-name="Standard">    height: 50px;</text:p>
      <text:p text:style-name="Standard">    background-color:bisque;</text:p>
      <text:p text:style-name="Standard">    margin-left: 30px;</text:p>
      <text:p text:style-name="Standard">    border-radius: 10px;</text:p>
      <text:p text:style-name="Standard">    font-size: 20px;</text:p>
      <text:p text:style-name="Standard">    font-weight: 700;</text:p>
      <text:p text:style-name="Standard">}</text:p>
      <text:p text:style-name="Standard"/>
      <text:p text:style-name="Standard">const btns = document.querySelectorAll('button'),</text:p>
      <text:p text:style-name="Standard">    wrapper = document.querySelector('.btn-block');</text:p>
      <text:p text:style-name="Standard"/>
      <text:p text:style-name="Standard">// console.log(btns[0].classList.length);</text:p>
      <text:p text:style-name="Standard">// console.log(btns[0].classList.item(1));</text:p>
      <text:p text:style-name="Standard">// console.log(btns[1].classList.add('red', 'jjjjjjj'));</text:p>
      <text:p text:style-name="Standard">// console.log(btns[0].classList.remove('blue'));</text:p>
      <text:p text:style-name="Standard">// console.log(btns[0].classList.toggle('blue'));</text:p>
      <text:p text:style-name="Standard"/>
      <text:p text:style-name="Standard">// if(btns[1].classList.contains('red')){</text:p>
      <text:p text:style-name="Standard">//     console.log('red');</text:p>
      <text:p text:style-name="Standard"><text:soft-page-break/>// }</text:p>
      <text:p text:style-name="Standard"/>
      <text:p text:style-name="Standard">btns[0].addEventListener('click', () =&gt; {</text:p>
      <text:p text:style-name="Standard">    if (!btns[1].classList.contains('red')){</text:p>
      <text:p text:style-name="Standard">        btns[1].classList.add('red');</text:p>
      <text:p text:style-name="Standard">    }else {</text:p>
      <text:p text:style-name="Standard">        btns[1].classList.remove('red');</text:p>
      <text:p text:style-name="Standard">    }</text:p>
      <text:p text:style-name="Standard">    btns[2].classList.toggle('red')</text:p>
      <text:p text:style-name="Standard">});</text:p>
      <text:p text:style-name="Standard"/>
      <text:p text:style-name="Standard">// console.log(btns[0].className);</text:p>
      <text:p text:style-name="Standard"/>
      <text:p text:style-name="Standard">wrapper.addEventListener('click', (event) =&gt; {</text:p>
      <text:p text:style-name="Standard">    // console.dir(event.target);</text:p>
      <text:p text:style-name="Standard"/>
      <text:p text:style-name="Standard">    // if (event.target &amp;&amp; event.target.tagName == 'BUTTON'){</text:p>
      <text:p text:style-name="Standard">    //     console.log('Hello');</text:p>
      <text:p text:style-name="Standard">    // }</text:p>
      <text:p text:style-name="Standard"/>
      <text:p text:style-name="Standard">    // if (event.target &amp;&amp; event.target.classList.contains('blue')){</text:p>
      <text:p text:style-name="Standard">    //     console.log('Hello');</text:p>
      <text:p text:style-name="Standard">    // }</text:p>
      <text:p text:style-name="Standard"/>
      <text:p text:style-name="Standard">    if (event.target &amp;&amp; event.target.matches('button.red')){</text:p>
      <text:p text:style-name="Standard">        console.log('Hello');</text:p>
      <text:p text:style-name="Standard">    }</text:p>
      <text:p text:style-name="Standard">});</text:p>
      <text:p text:style-name="Standard"/>
      <text:p text:style-name="Standard">const btn = document.createElement('button');</text:p>
      <text:p text:style-name="Standard">btn.classList.add('red');</text:p>
      <text:p text:style-name="Standard">wrapper.append(btn);</text:p>
      <text:p text:style-name="Standard"/>
      <text:p text:style-name="Standard"/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6T06:28:00.014000000</meta:creation-date>
    <dc:date>2024-02-06T06:38:05.491000000</dc:date>
    <meta:editing-duration>PT10M17S</meta:editing-duration>
    <meta:editing-cycles>1</meta:editing-cycles>
    <meta:document-statistic meta:table-count="0" meta:image-count="0" meta:object-count="0" meta:page-count="2" meta:paragraph-count="69" meta:word-count="141" meta:character-count="1803" meta:non-whitespace-character-count="1515"/>
    <meta:generator>LibreOffice/7.1.2.2$Windows_X86_64 LibreOffice_project/8a45595d069ef5570103caea1b71cc9d82b2aae4</meta:generator>
  </office:meta>
</office:document-meta>
</file>